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re Franklin Medium" svg:font-family="'Libre Franklin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Libre Franklin Medium" fo:font-size="12pt" fo:font-style="normal" officeooo:paragraph-rsid="000871a2" style:font-size-asian="12pt" style:font-style-asian="normal" style:font-size-complex="12pt" style:font-style-complex="normal"/>
    </style:style>
    <style:style style:name="P2" style:family="paragraph" style:parent-style-name="Standard">
      <style:text-properties style:font-name="Libre Franklin Medium" fo:font-size="12pt" fo:font-style="normal" officeooo:rsid="00233cb8" officeooo:paragraph-rsid="00091efa" style:font-size-asian="12pt" style:font-style-asian="normal" style:font-size-complex="12pt" style:font-style-complex="normal"/>
    </style:style>
    <style:style style:name="P3" style:family="paragraph" style:parent-style-name="Standard">
      <style:text-properties style:font-name="Libre Franklin Medium" fo:font-size="12pt" fo:font-style="normal" officeooo:paragraph-rsid="00091efa" style:font-size-asian="12pt" style:font-style-asian="normal" style:font-size-complex="12pt" style:font-style-complex="normal"/>
    </style:style>
    <style:style style:name="P4" style:family="paragraph" style:parent-style-name="Standard">
      <style:text-properties style:font-name="Libre Franklin Medium" fo:font-size="10pt" fo:font-style="normal" officeooo:rsid="0048205f" officeooo:paragraph-rsid="000871a2" style:font-size-asian="10pt" style:font-style-asian="normal" style:font-size-complex="10pt" style:font-style-complex="normal"/>
    </style:style>
    <style:style style:name="P5" style:family="paragraph" style:parent-style-name="Standard">
      <style:text-properties style:font-name="Libre Franklin Medium" fo:font-size="10pt" fo:font-style="normal" officeooo:paragraph-rsid="000871a2" style:font-size-asian="10pt" style:font-style-asian="normal" style:font-size-complex="10pt" style:font-style-complex="normal"/>
    </style:style>
    <style:style style:name="P6" style:family="paragraph" style:parent-style-name="Standard">
      <style:text-properties style:font-name="Libre Franklin Medium" fo:font-size="10pt" fo:font-style="normal" officeooo:paragraph-rsid="00091efa" style:font-size-asian="10pt" style:font-style-asian="normal" style:font-size-complex="10pt" style:font-style-complex="normal"/>
    </style:style>
    <style:style style:name="P7" style:family="paragraph" style:parent-style-name="Standard">
      <style:text-properties style:font-name="Libre Franklin Medium" fo:font-size="10pt" fo:font-style="normal" officeooo:paragraph-rsid="00091efa" style:font-size-asian="8.75pt" style:font-style-asian="normal" style:font-size-complex="10pt" style:font-style-complex="normal"/>
    </style:style>
    <style:style style:name="P8" style:family="paragraph" style:parent-style-name="Standard">
      <style:paragraph-properties fo:text-align="center" style:justify-single-word="false"/>
      <style:text-properties fo:color="#ff0000" style:font-name="Libre Franklin Medium" fo:font-size="12pt" fo:font-style="normal" fo:font-weight="normal" officeooo:rsid="00187abd" officeooo:paragraph-rsid="00091efa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color="#ff0000" style:font-name="Libre Franklin Medium" fo:font-size="12pt" fo:font-style="normal" officeooo:paragraph-rsid="000871a2" style:font-size-asian="12pt" style:font-style-asian="normal" style:font-size-complex="12pt" style:font-style-complex="normal"/>
    </style:style>
    <style:style style:name="P10" style:family="paragraph" style:parent-style-name="Standard">
      <style:text-properties fo:color="#ff0000" style:font-name="Libre Franklin Medium" fo:font-size="12pt" fo:font-style="normal" officeooo:paragraph-rsid="00091efa" style:font-size-asian="12pt" style:font-style-asian="normal" style:font-size-complex="12pt" style:font-style-complex="normal"/>
    </style:style>
    <style:style style:name="P11" style:family="paragraph" style:parent-style-name="Standard">
      <style:text-properties fo:color="#ff0000" style:font-name="Libre Franklin Medium" fo:font-size="10pt" fo:font-style="normal" officeooo:rsid="0048205f" officeooo:paragraph-rsid="000871a2" style:font-size-asian="10pt" style:font-style-asian="normal" style:font-size-complex="10pt" style:font-style-complex="normal"/>
    </style:style>
    <style:style style:name="P12" style:family="paragraph" style:parent-style-name="Standard">
      <style:text-properties fo:color="#ff0000" style:font-name="Libre Franklin Medium" fo:font-size="10pt" fo:font-style="normal" officeooo:rsid="0048205f" officeooo:paragraph-rsid="00091efa" style:font-size-asian="10pt" style:font-style-asian="normal" style:font-size-complex="10pt" style:font-style-complex="normal"/>
    </style:style>
    <style:style style:name="P13" style:family="paragraph" style:parent-style-name="Standard">
      <style:text-properties fo:color="#ff0000" style:font-name="Libre Franklin Medium" fo:font-size="10pt" fo:font-style="normal" officeooo:paragraph-rsid="000871a2" style:font-size-asian="10pt" style:font-style-asian="normal" style:font-size-complex="10pt" style:font-style-complex="normal"/>
    </style:style>
    <style:style style:name="P14" style:family="paragraph" style:parent-style-name="Standard">
      <style:text-properties fo:color="#ff0000" style:font-name="Libre Franklin Medium" fo:font-size="10pt" fo:font-style="normal" officeooo:paragraph-rsid="00091efa" style:font-size-asian="10pt" style:font-style-asian="normal" style:font-size-complex="10pt" style:font-style-complex="normal"/>
    </style:style>
    <style:style style:name="P15" style:family="paragraph" style:parent-style-name="Standard">
      <style:text-properties fo:color="#ff0000" style:font-name="Libre Franklin Medium" fo:font-size="10pt" fo:font-style="normal" officeooo:paragraph-rsid="00091efa" style:font-size-asian="8.75pt" style:font-style-asian="normal" style:font-size-complex="10pt" style:font-style-complex="normal"/>
    </style:style>
    <style:style style:name="P16" style:family="paragraph" style:parent-style-name="Standard">
      <style:paragraph-properties fo:text-align="center" style:justify-single-word="false"/>
      <style:text-properties fo:color="#808080" style:font-name="Libre Franklin Medium" fo:font-size="10pt" fo:font-style="normal" fo:font-weight="normal" officeooo:rsid="00187abd" officeooo:paragraph-rsid="000871a2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808080" style:font-name="Libre Franklin Medium" fo:font-size="10pt" fo:font-style="normal" fo:font-weight="normal" officeooo:rsid="00187abd" officeooo:paragraph-rsid="00091efa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text-properties fo:color="#808080" style:font-name="Libre Franklin Medium" fo:font-size="10pt" fo:font-style="normal" officeooo:paragraph-rsid="000871a2" style:font-size-asian="10pt" style:font-style-asian="normal" style:font-size-complex="10pt" style:font-style-complex="normal"/>
    </style:style>
    <style:style style:name="P19" style:family="paragraph" style:parent-style-name="Standard">
      <style:text-properties fo:color="#808080" style:font-name="Libre Franklin Medium" fo:font-size="10pt" fo:font-style="normal" officeooo:paragraph-rsid="00091efa" style:font-size-asian="10pt" style:font-style-asian="normal" style:font-size-complex="10pt" style:font-style-complex="normal"/>
    </style:style>
    <style:style style:name="P20" style:family="paragraph" style:parent-style-name="Standard">
      <style:text-properties fo:font-size="10pt" officeooo:paragraph-rsid="000871a2" style:font-size-asian="10pt" style:font-size-complex="10pt"/>
    </style:style>
    <style:style style:name="P21" style:family="paragraph" style:parent-style-name="Standard">
      <style:text-properties fo:font-size="10pt" officeooo:paragraph-rsid="00091efa" style:font-size-asian="10pt" style:font-size-complex="10pt"/>
    </style:style>
    <style:style style:name="P22" style:family="paragraph" style:parent-style-name="Standard">
      <style:text-properties fo:font-size="10pt" officeooo:paragraph-rsid="00097f4b" style:font-size-asian="10pt" style:font-size-complex="10pt"/>
    </style:style>
    <style:style style:name="P23" style:family="paragraph" style:parent-style-name="Standard">
      <style:text-properties officeooo:paragraph-rsid="000871a2"/>
    </style:style>
    <style:style style:name="P24" style:family="paragraph" style:parent-style-name="Standard">
      <style:text-properties officeooo:paragraph-rsid="00091efa"/>
    </style:style>
    <style:style style:name="P25" style:family="paragraph" style:parent-style-name="Standard">
      <style:text-properties officeooo:paragraph-rsid="00097f4b"/>
    </style:style>
    <style:style style:name="T1" style:family="text">
      <style:text-properties fo:color="#ff0000"/>
    </style:style>
    <style:style style:name="T2" style:family="text">
      <style:text-properties fo:color="#ff0000" fo:language="es" fo:country="ES" officeooo:rsid="0047a2eb"/>
    </style:style>
    <style:style style:name="T3" style:family="text">
      <style:text-properties fo:color="#ff0000" style:font-name="Libre Franklin Medium" fo:font-size="10pt" fo:font-style="normal" style:font-size-asian="10pt" style:font-style-asian="normal" style:font-size-complex="10pt" style:font-style-complex="normal"/>
    </style:style>
    <style:style style:name="T4" style:family="text">
      <style:text-properties fo:color="#ff0000" style:font-name="Libre Franklin Medium" fo:font-size="10pt" fo:font-style="normal" officeooo:rsid="00199ac8" style:font-size-asian="10pt" style:font-style-asian="normal" style:font-size-complex="10pt" style:font-style-complex="normal"/>
    </style:style>
    <style:style style:name="T5" style:family="text">
      <style:text-properties fo:color="#ff0000" style:font-name="Libre Franklin Medium" fo:font-size="10pt" fo:font-style="normal" officeooo:rsid="0047a2eb" style:font-size-asian="10pt" style:font-style-asian="normal" style:font-size-complex="10pt" style:font-style-complex="normal"/>
    </style:style>
    <style:style style:name="T6" style:family="text">
      <style:text-properties fo:color="#ff0000" style:font-name="Libre Franklin Medium" fo:font-size="10pt" fo:font-style="normal" officeooo:rsid="001b2359" style:font-size-asian="10pt" style:font-style-asian="normal" style:font-size-complex="10pt" style:font-style-complex="normal"/>
    </style:style>
    <style:style style:name="T7" style:family="text">
      <style:text-properties fo:color="#ff0000" style:font-name="Libre Franklin Medium" fo:font-size="10pt" fo:font-style="normal" officeooo:rsid="0048205f" style:font-size-asian="10pt" style:font-style-asian="normal" style:font-size-complex="10pt" style:font-style-complex="normal"/>
    </style:style>
    <style:style style:name="T8" style:family="text">
      <style:text-properties fo:color="#ff0000" style:font-name="Libre Franklin Medium" fo:font-size="10pt" fo:font-style="normal" officeooo:rsid="0050db46" style:font-size-asian="10pt" style:font-style-asian="normal" style:font-size-complex="10pt" style:font-style-complex="normal"/>
    </style:style>
    <style:style style:name="T9" style:family="text">
      <style:text-properties fo:color="#ff0000" style:font-name="Libre Franklin Medium" fo:font-size="10pt" fo:font-style="normal" officeooo:rsid="001e6150" style:font-size-asian="10pt" style:font-style-asian="normal" style:font-size-complex="10pt" style:font-style-complex="normal"/>
    </style:style>
    <style:style style:name="T10" style:family="text">
      <style:text-properties fo:color="#ff0000" style:font-name="Libre Franklin Medium" fo:font-size="10pt" fo:font-style="normal" officeooo:rsid="0021014f" style:font-size-asian="10pt" style:font-style-asian="normal" style:font-size-complex="10pt" style:font-style-complex="normal"/>
    </style:style>
    <style:style style:name="T11" style:family="text">
      <style:text-properties fo:color="#ff0000" style:font-name="Libre Franklin Medium" fo:font-size="10pt" fo:font-style="normal" officeooo:rsid="004f1160" style:font-size-asian="10pt" style:font-style-asian="normal" style:font-size-complex="10pt" style:font-style-complex="normal"/>
    </style:style>
    <style:style style:name="T12" style:family="text">
      <style:text-properties fo:color="#ff0000" style:font-name="Libre Franklin Medium" fo:font-size="10pt" fo:font-style="normal" officeooo:rsid="002209f7" style:font-size-asian="10pt" style:font-style-asian="normal" style:font-size-complex="10pt" style:font-style-complex="normal"/>
    </style:style>
    <style:style style:name="T13" style:family="text">
      <style:text-properties fo:color="#ff0000" style:font-name="Libre Franklin Medium" fo:font-style="normal" style:font-style-asian="normal" style:font-style-complex="normal"/>
    </style:style>
    <style:style style:name="T14" style:family="text">
      <style:text-properties fo:color="#ff0000" style:font-name="Libre Franklin Medium" fo:font-style="normal" officeooo:rsid="0047a2eb" style:font-style-asian="normal" style:font-style-complex="normal"/>
    </style:style>
    <style:style style:name="T15" style:family="text">
      <style:text-properties fo:color="#ff0000" style:font-name="Libre Franklin Medium" fo:font-style="normal" officeooo:rsid="00199ac8" style:font-style-asian="normal" style:font-style-complex="normal"/>
    </style:style>
    <style:style style:name="T16" style:family="text">
      <style:text-properties fo:color="#ff0000" style:font-name="Libre Franklin Medium" fo:font-style="normal" officeooo:rsid="0048205f" style:font-style-asian="normal" style:font-style-complex="normal"/>
    </style:style>
    <style:style style:name="T17" style:family="text">
      <style:text-properties fo:color="#ff0000" style:font-name="Libre Franklin Medium" fo:font-style="normal" officeooo:rsid="001e6150" style:font-style-asian="normal" style:font-style-complex="normal"/>
    </style:style>
    <style:style style:name="T18" style:family="text">
      <style:text-properties fo:color="#ff0000" style:font-name="Libre Franklin Medium" fo:font-style="normal" officeooo:rsid="002209f7" style:font-style-asian="normal" style:font-style-complex="normal"/>
    </style:style>
    <style:style style:name="T19" style:family="text">
      <style:text-properties fo:color="#ff0000" fo:font-size="10pt" style:font-size-asian="10pt" style:font-size-complex="10pt"/>
    </style:style>
    <style:style style:name="T20" style:family="text">
      <style:text-properties fo:color="#ff0000" fo:font-size="10pt" officeooo:rsid="001b2359" style:font-size-asian="10pt" style:font-size-complex="10pt"/>
    </style:style>
    <style:style style:name="T21" style:family="text">
      <style:text-properties fo:color="#ff0000" fo:font-size="10pt" officeooo:rsid="0048205f" style:font-size-asian="10pt" style:font-size-complex="10pt"/>
    </style:style>
    <style:style style:name="T22" style:family="text">
      <style:text-properties fo:color="#ff0000" fo:font-size="10pt" officeooo:rsid="0050db46" style:font-size-asian="10pt" style:font-size-complex="10pt"/>
    </style:style>
    <style:style style:name="T23" style:family="text">
      <style:text-properties fo:color="#ff0000" fo:font-size="10pt" officeooo:rsid="001e6150" style:font-size-asian="10pt" style:font-size-complex="10pt"/>
    </style:style>
    <style:style style:name="T24" style:family="text">
      <style:text-properties fo:color="#ff0000" fo:font-size="10pt" officeooo:rsid="004f1160" style:font-size-asian="10pt" style:font-size-complex="10pt"/>
    </style:style>
    <style:style style:name="T25" style:family="text">
      <style:text-properties fo:color="#ff0000" officeooo:rsid="00199ac8"/>
    </style:style>
    <style:style style:name="T26" style:family="text">
      <style:text-properties style:use-window-font-color="true" fo:language="es" fo:country="ES" officeooo:rsid="0047a2eb"/>
    </style:style>
    <style:style style:name="T27" style:family="text">
      <style:text-properties style:use-window-font-color="true" fo:language="es" fo:country="ES" officeooo:rsid="0050db46"/>
    </style:style>
    <style:style style:name="T28" style:family="text">
      <style:text-properties style:use-window-font-color="true" fo:language="es" fo:country="ES" officeooo:rsid="004f1160"/>
    </style:style>
    <style:style style:name="T29" style:family="text">
      <style:text-properties style:use-window-font-color="true" fo:language="es" fo:country="ES" officeooo:rsid="002209f7"/>
    </style:style>
    <style:style style:name="T30" style:family="text">
      <style:text-properties style:use-window-font-color="true" style:font-name="Libre Franklin Medium" fo:font-size="12pt" fo:language="es" fo:country="ES" fo:font-style="normal" officeooo:rsid="004f1160" style:font-size-asian="12pt" style:font-style-asian="normal" style:font-size-complex="12pt" style:font-style-complex="normal"/>
    </style:style>
    <style:style style:name="T31" style:family="text">
      <style:text-properties style:use-window-font-color="true" style:font-name="Libre Franklin Medium" fo:font-size="12pt" fo:language="es" fo:country="ES" fo:font-style="normal" officeooo:rsid="002209f7" style:font-size-asian="12pt" style:font-style-asian="normal" style:font-size-complex="12pt" style:font-style-complex="normal"/>
    </style:style>
    <style:style style:name="T32" style:family="text">
      <style:text-properties officeooo:rsid="00199ac8"/>
    </style:style>
    <style:style style:name="T33" style:family="text">
      <style:text-properties fo:color="#808080"/>
    </style:style>
    <style:style style:name="T34" style:family="text">
      <style:text-properties fo:color="#808080" style:font-name="Libre Franklin Medium" fo:font-size="12pt" fo:font-style="normal" style:font-size-asian="12pt" style:font-style-asian="normal" style:font-size-complex="12pt" style:font-style-complex="normal"/>
    </style:style>
    <style:style style:name="T35" style:family="text">
      <style:text-properties fo:color="#808080" style:font-name="Libre Franklin Medium" fo:font-size="12pt" fo:font-style="normal" officeooo:rsid="00553729" style:font-size-asian="12pt" style:font-style-asian="normal" style:font-size-complex="12pt" style:font-style-complex="normal"/>
    </style:style>
    <style:style style:name="T36" style:family="text">
      <style:text-properties fo:color="#808080" style:font-name="Libre Franklin Medium" fo:font-size="12pt" fo:font-style="normal" officeooo:rsid="004f1160" style:font-size-asian="12pt" style:font-style-asian="normal" style:font-size-complex="12pt" style:font-style-complex="normal"/>
    </style:style>
    <style:style style:name="T37" style:family="text">
      <style:text-properties fo:color="#808080" officeooo:rsid="001e6150"/>
    </style:style>
    <style:style style:name="T38" style:family="text">
      <style:text-properties fo:color="#808080" officeooo:rsid="004a2d5b"/>
    </style:style>
    <style:style style:name="T39" style:family="text">
      <style:text-properties fo:color="#808080" officeooo:rsid="00553729"/>
    </style:style>
    <style:style style:name="T40" style:family="text">
      <style:text-properties fo:color="#808080" officeooo:rsid="004f1160"/>
    </style:style>
    <style:style style:name="T41" style:family="text">
      <style:text-properties fo:color="#808080" officeooo:rsid="0048205f"/>
    </style:style>
    <style:style style:name="T42" style:family="text">
      <style:text-properties fo:color="#808080" officeooo:rsid="004deda0"/>
    </style:style>
    <style:style style:name="T43" style:family="text">
      <style:text-properties style:font-name="Libre Franklin Medium" fo:font-size="12pt" fo:font-style="normal" style:font-size-asian="12pt" style:font-style-asian="normal" style:font-size-complex="12pt" style:font-style-complex="normal"/>
    </style:style>
    <style:style style:name="T44" style:family="text">
      <style:text-properties style:font-name="Libre Franklin Medium" fo:font-size="12pt" fo:font-style="normal" officeooo:rsid="00199ac8" style:font-size-asian="12pt" style:font-style-asian="normal" style:font-size-complex="12pt" style:font-style-complex="normal"/>
    </style:style>
    <style:style style:name="T45" style:family="text">
      <style:text-properties style:font-name="Libre Franklin Medium" fo:font-size="12pt" fo:font-style="normal" officeooo:rsid="0047a2eb" style:font-size-asian="12pt" style:font-style-asian="normal" style:font-size-complex="12pt" style:font-style-complex="normal"/>
    </style:style>
    <style:style style:name="T46" style:family="text">
      <style:text-properties style:font-name="Libre Franklin Medium" fo:font-size="12pt" fo:font-style="normal" officeooo:rsid="0048205f" style:font-size-asian="12pt" style:font-style-asian="normal" style:font-size-complex="12pt" style:font-style-complex="normal"/>
    </style:style>
    <style:style style:name="T47" style:family="text">
      <style:text-properties style:font-name="Libre Franklin Medium" fo:font-size="12pt" fo:font-style="normal" officeooo:rsid="001b2359" style:font-size-asian="12pt" style:font-style-asian="normal" style:font-size-complex="12pt" style:font-style-complex="normal"/>
    </style:style>
    <style:style style:name="T48" style:family="text">
      <style:text-properties style:font-name="Libre Franklin Medium" fo:font-size="12pt" fo:font-style="normal" officeooo:rsid="004932b9" style:font-size-asian="12pt" style:font-style-asian="normal" style:font-size-complex="12pt" style:font-style-complex="normal"/>
    </style:style>
    <style:style style:name="T49" style:family="text">
      <style:text-properties style:font-name="Libre Franklin Medium" fo:font-size="12pt" fo:font-style="normal" officeooo:rsid="001c9602" style:font-size-asian="12pt" style:font-style-asian="normal" style:font-size-complex="12pt" style:font-style-complex="normal"/>
    </style:style>
    <style:style style:name="T50" style:family="text">
      <style:text-properties style:font-name="Libre Franklin Medium" fo:font-size="12pt" fo:font-style="normal" officeooo:rsid="0021014f" style:font-size-asian="12pt" style:font-style-asian="normal" style:font-size-complex="12pt" style:font-style-complex="normal"/>
    </style:style>
    <style:style style:name="T51" style:family="text">
      <style:text-properties style:font-name="Libre Franklin Medium" fo:font-size="12pt" fo:font-style="normal" officeooo:rsid="002209f7" style:font-size-asian="12pt" style:font-style-asian="normal" style:font-size-complex="12pt" style:font-style-complex="normal"/>
    </style:style>
    <style:style style:name="T52" style:family="text">
      <style:text-properties style:font-name="Libre Franklin Medium" fo:font-size="12pt" fo:font-style="normal" officeooo:rsid="004f1160" style:font-size-asian="12pt" style:font-style-asian="normal" style:font-size-complex="12pt" style:font-style-complex="normal"/>
    </style:style>
    <style:style style:name="T53" style:family="text">
      <style:text-properties style:font-name="Libre Franklin Medium" fo:font-size="12pt" fo:font-style="normal" officeooo:rsid="00097f4b" style:font-size-asian="12pt" style:font-style-asian="normal" style:font-size-complex="12pt" style:font-style-complex="normal"/>
    </style:style>
    <style:style style:name="T54" style:family="text">
      <style:text-properties style:font-name="Libre Franklin Medium" fo:font-style="normal" officeooo:rsid="0047a2eb" style:font-style-asian="normal" style:font-style-complex="normal"/>
    </style:style>
    <style:style style:name="T55" style:family="text">
      <style:text-properties officeooo:rsid="001b2359"/>
    </style:style>
    <style:style style:name="T56" style:family="text">
      <style:text-properties officeooo:rsid="001c9602"/>
    </style:style>
    <style:style style:name="T57" style:family="text">
      <style:text-properties officeooo:rsid="004932b9"/>
    </style:style>
    <style:style style:name="T58" style:family="text">
      <style:text-properties officeooo:rsid="004deda0"/>
    </style:style>
    <style:style style:name="T59" style:family="text">
      <style:text-properties officeooo:rsid="001e6150"/>
    </style:style>
    <style:style style:name="T60" style:family="text">
      <style:text-properties officeooo:rsid="004f1160"/>
    </style:style>
    <style:style style:name="T61" style:family="text">
      <style:text-properties officeooo:rsid="0048205f"/>
    </style:style>
    <style:style style:name="T62" style:family="text">
      <style:text-properties officeooo:rsid="0047a2eb"/>
    </style:style>
    <style:style style:name="T63" style:family="text">
      <style:text-properties officeooo:rsid="002209f7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985*" fo:start-indent="0cm" fo:end-indent="0.249cm"/>
          <style:column style:rel-width="4987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OS NIÑOS DE BELEN</text:p>
      <text:p text:style-name="P17">De la vigilia de Reyer Mago – Solemnidad de la Epifania del Señor</text:p>
      <text:p text:style-name="P15"/>
      <text:p text:style-name="P14"><text:tab/><text:span text:style-name="T32">Do <text:s text:c="81"/>Sol7 <text:s text:c="29"/>Do</text:span></text:p>
      <text:p text:style-name="P24"><text:bookmark-start text:name="__DdeLink__73_13854922571"/><text:bookmark-start text:name="__DdeLink__52_13854922572"/><text:span text:style-name="T34">A.</text:span><text:span text:style-name="T43"><text:tab/></text:span><text:bookmark-end text:name="__DdeLink__52_13854922572"/><text:span text:style-name="T44">LOS NIÑOS DE BELÉN</text:span><text:span text:style-name="T4"> </text:span><text:span text:style-name="T44">ESTAN JUGANDO EN LA PLAZA</text:span><text:span text:style-name="T45">,</text:span></text:p>
      <text:p text:style-name="P14"><text:span text:style-name="T62"><text:tab/> <text:s text:c="114"/></text:span><text:span text:style-name="T32">Sol</text:span><text:span text:style-name="T62">7 <text:s text:c="24"/></text:span><text:span text:style-name="T32">Do</text:span></text:p>
      <text:p text:style-name="P24"><text:span text:style-name="T43"><text:tab/></text:span><text:span text:style-name="T44">YA VIENEN LOS REYES MAGOS</text:span><text:span text:style-name="T45">, </text:span><text:span text:style-name="T44">QUE SON UNO DOS Y TRES</text:span><text:span text:style-name="T45">.</text:span></text:p>
      <text:p text:style-name="P21"><text:span text:style-name="T13"><text:tab/> <text:s text:c="23"/></text:span><text:span text:style-name="T15">Mi</text:span><text:span text:style-name="T16">m</text:span><text:span text:style-name="T13"> <text:s text:c="24"/></text:span><text:span text:style-name="T15">La</text:span><text:span text:style-name="T16">m</text:span><text:span text:style-name="T14"> <text:s text:c="38"/></text:span><text:span text:style-name="T15">Re</text:span><text:span text:style-name="T14">7 <text:s text:c="28"/></text:span><text:span text:style-name="T15">Sol</text:span></text:p>
      <text:p text:style-name="P24"><text:span text:style-name="T43"><text:tab/>¿</text:span><text:span text:style-name="T45">D</text:span><text:span text:style-name="T44">E</text:span><text:span text:style-name="T45"> </text:span><text:span text:style-name="T44">DONDÉ</text:span><text:span text:style-name="T45"> </text:span><text:span text:style-name="T44">VENÍS</text:span><text:span text:style-name="T45"> </text:span><text:span text:style-name="T44">VOSOTROS</text:span><text:span text:style-name="T45">, </text:span><text:span text:style-name="T44">CON CABALLOS Y CAMELLOS</text:span><text:span text:style-name="T46">?</text:span></text:p>
      <text:p text:style-name="P24"><text:span text:style-name="T3"><text:tab/> <text:s text:c="32"/></text:span><text:span text:style-name="T6">Do</text:span><text:span text:style-name="T3"> <text:s text:c="41"/></text:span><text:span text:style-name="T6">Sol</text:span><text:span text:style-name="T3">7 </text:span><text:span text:style-name="T7"><text:s text:c="70"/></text:span><text:span text:style-name="T6">Do</text:span></text:p>
      <text:p text:style-name="P24"><text:span text:style-name="T43"><text:tab/></text:span><text:span text:style-name="T46">¿</text:span><text:span text:style-name="T47">QUIENES SOIS</text:span><text:span text:style-name="T46">?, ¿</text:span><text:span text:style-name="T47">QUIENES SOIS</text:span><text:span text:style-name="T46">? ¿Q</text:span><text:span text:style-name="T47">UE</text:span><text:span text:style-name="T46"> </text:span><text:span text:style-name="T47">VENÍS</text:span><text:span text:style-name="T46"> </text:span><text:span text:style-name="T47">A HACER AQUÍ</text:span><text:span text:style-name="T46">?</text:span></text:p>
      <text:p text:style-name="P10"><text:bookmark-end text:name="__DdeLink__73_13854922571"/></text:p>
      <text:section text:style-name="Sect1" text:name="Sección1">
        <text:p text:style-name="P6"><text:span text:style-name="T41">Mecho</text:span><text:span text:style-name="T37">r</text:span></text:p>
        <text:p text:style-name="P24"><text:span text:style-name="T3"><text:tab/></text:span><text:span text:style-name="T6">Do</text:span></text:p>
        <text:p text:style-name="P3"><text:bookmark-start text:name="__DdeLink__43_1385492257"/><text:span text:style-name="T33">S.</text:span><text:tab/>Yo v<text:bookmark-start text:name="__DdeLink__39_1385492257"/>engo de oriente lejano,<text:bookmark-end text:name="__DdeLink__43_1385492257"/><text:bookmark-end text:name="__DdeLink__39_1385492257"/></text:p>
        <text:p text:style-name="P3"><text:tab/><text:span text:style-name="T19"> <text:s text:c="50"/></text:span><text:span text:style-name="T20">Sol</text:span><text:span text:style-name="T19">7</text:span></text:p>
        <text:p text:style-name="P3"><text:tab/><text:bookmark-start text:name="__DdeLink__46_1385492257"/>del país de<text:bookmark-end text:name="__DdeLink__46_1385492257"/>l oro y la plata,</text:p>
        <text:p text:style-name="P24"><text:span text:style-name="T3"><text:tab/> <text:s text:c="20"/></text:span><text:span text:style-name="T6">Fa</text:span><text:span text:style-name="T3"> <text:s text:c="47"/></text:span><text:span text:style-name="T6">Do</text:span></text:p>
        <text:p text:style-name="P3"><text:bookmark-start text:name="__DdeLink__48_1385492257"/><text:bookmark-start text:name="__DdeLink__37_1385492257"/><text:tab/>mas de noche no puedo dormir,</text:p>
        <text:p text:style-name="P3"><text:span text:style-name="T21"><text:tab/> <text:s text:c="58"/></text:span><text:span text:style-name="T20">Sol</text:span><text:span text:style-name="T22">7</text:span></text:p>
        <text:p text:style-name="P3"><text:tab/>porque he visto una estrella,</text:p>
        <text:p text:style-name="P24"><text:span text:style-name="T7"><text:tab/> <text:s text:c="46"/></text:span><text:span text:style-name="T6">Do</text:span><text:span text:style-name="T7"><text:tab/></text:span><text:span text:style-name="T6">Do</text:span><text:span text:style-name="T7">7</text:span></text:p>
        <text:p text:style-name="P3"><text:tab/>una estrella en el cielo.<text:bookmark-end text:name="__DdeLink__48_1385492257"/><text:bookmark-end text:name="__DdeLink__37_1385492257"/></text:p>
        <text:p text:style-name="P24"><text:span text:style-name="T3"><text:tab/> <text:s text:c="23"/></text:span><text:span text:style-name="T6">Fa</text:span></text:p>
        <text:p text:style-name="P24"><text:span text:style-name="T35">A.</text:span><text:bookmark-start text:name="__DdeLink__37_13854922571"/><text:bookmark-start text:name="__DdeLink__48_13854922571"/><text:span text:style-name="T43"><text:tab/></text:span><text:span text:style-name="T48">M</text:span><text:span text:style-name="T47">AS</text:span><text:span text:style-name="T43"> </text:span><text:span text:style-name="T47">DE</text:span><text:span text:style-name="T43"> </text:span><text:span text:style-name="T47">NOCHE</text:span></text:p>
        <text:p text:style-name="P24"><text:span text:style-name="T47"><text:tab/></text:span><text:span text:style-name="T6"> <text:s text:c="44"/>Do</text:span></text:p>
        <text:p text:style-name="P24"><text:span text:style-name="T47"><text:tab/>NO</text:span><text:span text:style-name="T43"> </text:span><text:span text:style-name="T47">PUEDE</text:span><text:span text:style-name="T43"> </text:span><text:span text:style-name="T47">DORMIR</text:span><text:span text:style-name="T43">,</text:span></text:p>
        <text:p text:style-name="P24"><text:span text:style-name="T47"><text:tab/></text:span><text:span text:style-name="T7"> <text:s text:c="74"/></text:span><text:span text:style-name="T6">Sol</text:span><text:span text:style-name="T8">7</text:span></text:p>
        <text:p text:style-name="P24"><text:span text:style-name="T49"><text:tab/></text:span><text:span text:style-name="T47">PORQUE HA</text:span><text:span text:style-name="T43"> </text:span><text:span text:style-name="T47">VISTO</text:span><text:span text:style-name="T8"> </text:span><text:span text:style-name="T47">UNA</text:span><text:span text:style-name="T43"> </text:span><text:span text:style-name="T47">ESTRELLA</text:span><text:span text:style-name="T43">,</text:span></text:p>
        <text:p text:style-name="P12"><text:tab/> <text:s text:c="62"/><text:span text:style-name="T55">Do</text:span></text:p>
        <text:p text:style-name="P24"><text:span text:style-name="T43"><text:tab/></text:span><text:span text:style-name="T47">UNA</text:span><text:span text:style-name="T43"> </text:span><text:span text:style-name="T47">ESTRELLA</text:span><text:span text:style-name="T43"> </text:span><text:span text:style-name="T47">EN</text:span><text:span text:style-name="T43"> </text:span><text:span text:style-name="T47">EL</text:span><text:span text:style-name="T43"> </text:span><text:span text:style-name="T47">CIELO</text:span><text:span text:style-name="T43">.</text:span><text:bookmark-end text:name="__DdeLink__37_13854922571"/><text:bookmark-end text:name="__DdeLink__48_13854922571"/></text:p>
        <text:p text:style-name="P7"/>
        <text:p text:style-name="P14"><text:tab/><text:span text:style-name="T32">Do</text:span></text:p>
        <text:p text:style-name="P3"><text:bookmark-start text:name="__DdeLink__52_13854922571"/><text:span text:style-name="T33">A.</text:span><text:tab/><text:bookmark-end text:name="__DdeLink__52_13854922571"/><text:span text:style-name="T32">LOS NIÑOS DE BELÉN…</text:span></text:p>
        <text:p text:style-name="P7"/>
        <text:p text:style-name="P6"><text:span text:style-name="T38">Gaspar</text:span></text:p>
        <text:p text:style-name="P24"><text:span text:style-name="T3"><text:tab/></text:span><text:span text:style-name="T6">Do</text:span></text:p>
        <text:p text:style-name="P3"><text:bookmark-start text:name="__DdeLink__43_13854922571"/><text:span text:style-name="T33">S.</text:span><text:tab/>Yo v<text:bookmark-start text:name="__DdeLink__39_13854922571"/>engo de oriente lejano,<text:bookmark-end text:name="__DdeLink__43_13854922571"/><text:bookmark-end text:name="__DdeLink__39_13854922571"/></text:p>
        <text:p text:style-name="P3"><text:tab/><text:span text:style-name="T19"> <text:s text:c="75"/></text:span><text:span text:style-name="T20">Sol</text:span><text:span text:style-name="T19">7</text:span></text:p>
        <text:p text:style-name="P3"><text:tab/><text:bookmark-start text:name="__DdeLink__46_13854922571"/>del país de<text:bookmark-end text:name="__DdeLink__46_13854922571"/>l <text:span text:style-name="T56">inciendo y del perfume</text:span>,</text:p>
        <text:p text:style-name="P24"><text:span text:style-name="T3"><text:tab/> <text:s text:c="20"/></text:span><text:span text:style-name="T6">Fa</text:span><text:span text:style-name="T3"> <text:s text:c="47"/></text:span><text:span text:style-name="T6">Do</text:span></text:p>
        <text:p text:style-name="P3"><text:bookmark-start text:name="__DdeLink__48_13854922572"/><text:bookmark-start text:name="__DdeLink__37_13854922572"/><text:tab/>mas de noche no puedo dormir,</text:p>
        <text:p text:style-name="P3"><text:span text:style-name="T21"><text:tab/> <text:s text:c="58"/></text:span><text:span text:style-name="T20">Sol</text:span><text:span text:style-name="T22">7</text:span></text:p>
        <text:p text:style-name="P3"><text:tab/>porque he visto una estrella,</text:p>
        <text:p text:style-name="P24"><text:span text:style-name="T7"><text:tab/> <text:s text:c="46"/></text:span><text:span text:style-name="T6">Do</text:span><text:span text:style-name="T7"><text:tab/></text:span><text:span text:style-name="T6">Do</text:span><text:span text:style-name="T7">7</text:span></text:p>
        <text:p text:style-name="P3"><text:tab/>una estrella en el cielo.<text:bookmark-end text:name="__DdeLink__48_13854922572"/><text:bookmark-end text:name="__DdeLink__37_13854922572"/></text:p>
        <text:p text:style-name="P24"><text:span text:style-name="T3"><text:tab/> <text:s text:c="23"/></text:span><text:span text:style-name="T6">Fa</text:span></text:p>
        <text:p text:style-name="P3"><text:span text:style-name="T39">A.</text:span><text:tab/><text:span text:style-name="T57">M</text:span><text:span text:style-name="T55">AS</text:span> <text:span text:style-name="T55">DE</text:span> <text:span text:style-name="T55">NOCHE...</text:span><text:bookmark-start text:name="__DdeLink__61_1385492257"/></text:p>
        <text:p text:style-name="P7"/>
        <text:p text:style-name="P6"><text:span text:style-name="T1"><text:tab/></text:span><text:span text:style-name="T25">Do</text:span></text:p>
        <text:p text:style-name="P3"><text:bookmark-start text:name="__DdeLink__52_138549225711"/><text:bookmark-end text:name="__DdeLink__61_1385492257"/><text:span text:style-name="T33">A.</text:span><text:tab/><text:bookmark-end text:name="__DdeLink__52_138549225711"/><text:span text:style-name="T32">LOS NIÑOS DE BELÉN…</text:span></text:p>
        <text:p text:style-name="P6"><text:span text:style-name="T42">Baltaza</text:span><text:span text:style-name="T37">r</text:span></text:p>
        <text:p text:style-name="P24"><text:span text:style-name="T3"><text:tab/></text:span><text:span text:style-name="T6">Do</text:span></text:p>
        <text:p text:style-name="P3"><text:bookmark-start text:name="__DdeLink__43_13854922572"/><text:span text:style-name="T33">S.</text:span><text:tab/>Yo v<text:bookmark-start text:name="__DdeLink__39_13854922572"/>engo de oriente lejano,<text:bookmark-end text:name="__DdeLink__43_13854922572"/><text:bookmark-end text:name="__DdeLink__39_13854922572"/></text:p>
        <text:p text:style-name="P3"><text:tab/><text:span text:style-name="T19"> <text:s text:c="62"/></text:span><text:span text:style-name="T20">Sol</text:span><text:span text:style-name="T19">7</text:span></text:p>
        <text:p text:style-name="P3"><text:tab/><text:bookmark-start text:name="__DdeLink__46_13854922572"/>del país de<text:bookmark-end text:name="__DdeLink__46_13854922572"/> <text:span text:style-name="T59">la mirra y el aceite</text:span>,</text:p>
        <text:p text:style-name="P24"><text:span text:style-name="T3"><text:tab/> <text:s text:c="20"/></text:span><text:span text:style-name="T6">Fa</text:span><text:span text:style-name="T3"> <text:s text:c="47"/></text:span><text:span text:style-name="T6">Do</text:span></text:p>
        <text:p text:style-name="P3"><text:bookmark-start text:name="__DdeLink__48_13854922573"/><text:bookmark-start text:name="__DdeLink__37_13854922573"/><text:tab/>mas de noche no puedo dormir,</text:p>
        <text:p text:style-name="P3"><text:span text:style-name="T21"><text:tab/> <text:s text:c="58"/></text:span><text:span text:style-name="T20">Sol</text:span><text:span text:style-name="T22">7</text:span></text:p>
        <text:p text:style-name="P3"><text:tab/>porque he visto una estrella,</text:p>
        <text:p text:style-name="P24"><text:span text:style-name="T7"><text:tab/> <text:s text:c="46"/></text:span><text:span text:style-name="T6">Do</text:span><text:span text:style-name="T7"><text:tab/></text:span><text:span text:style-name="T6">Do</text:span><text:span text:style-name="T7">7</text:span></text:p>
        <text:p text:style-name="P3"><text:tab/>una estrella en el cielo.<text:bookmark-end text:name="__DdeLink__48_13854922573"/><text:bookmark-end text:name="__DdeLink__37_13854922573"/></text:p>
        <text:p text:style-name="P24"><text:span text:style-name="T3"><text:tab/> <text:s text:c="23"/></text:span><text:span text:style-name="T6">Fa</text:span></text:p>
        <text:p text:style-name="P3"><text:span text:style-name="T39">A.</text:span><text:tab/><text:span text:style-name="T57">M</text:span><text:span text:style-name="T55">AS</text:span> <text:span text:style-name="T55">DE</text:span> <text:span text:style-name="T55">NOCHE...</text:span></text:p>
        <text:p text:style-name="P7"/>
        <text:p text:style-name="P14"><text:tab/><text:span text:style-name="T32">Do</text:span></text:p>
        <text:p text:style-name="P3"><text:bookmark-start text:name="__DdeLink__52_138549225712"/><text:span text:style-name="T33">A.</text:span><text:tab/><text:bookmark-end text:name="__DdeLink__52_138549225712"/><text:span text:style-name="T32">LOS NIÑOS DE BELÉN…</text:span></text:p>
        <text:p text:style-name="P7"/>
        <text:p text:style-name="P19"><text:span text:style-name="T60">Melcho, Gaspar y </text:span><text:span text:style-name="T58">Baltazar</text:span></text:p>
        <text:p text:style-name="P24"><text:span text:style-name="T3"><text:tab/></text:span><text:span text:style-name="T9">Do</text:span></text:p>
        <text:p text:style-name="P3"><text:span text:style-name="T33">S.</text:span><text:tab/>V<text:bookmark-start text:name="__DdeLink__39_1385492257111"/>enimos del oriente lejano,<text:bookmark-end text:name="__DdeLink__39_1385492257111"/></text:p>
        <text:p text:style-name="P3"><text:tab/><text:span text:style-name="T19"> <text:s text:c="77"/></text:span><text:span text:style-name="T23">Sol</text:span><text:span text:style-name="T19">7</text:span></text:p>
        <text:p text:style-name="P3"><text:tab/>hemos visto en el cielo u<text:span text:style-name="T60">na</text:span> estrella.</text:p>
        <text:p text:style-name="P21"><text:span text:style-name="T13"><text:tab/> <text:s text:c="10"/></text:span><text:span text:style-name="T17">Fa</text:span><text:span text:style-name="T13"> <text:s text:c="42"/></text:span><text:span text:style-name="T17">Do</text:span></text:p>
        <text:p text:style-name="P3"><text:bookmark-start text:name="__DdeLink__69_1385492257"/><text:tab/>Y venimos a adorar al rey</text:p>
        <text:p text:style-name="P3"><text:tab/><text:span text:style-name="T21"> <text:s text:c="37"/></text:span><text:span text:style-name="T23">Sol</text:span><text:span text:style-name="T24">7</text:span></text:p>
        <text:p text:style-name="P3"><text:tab/>el rey de los judíos</text:p>
        <text:p text:style-name="P3"><text:tab/><text:span text:style-name="T21"> <text:s text:c="41"/></text:span><text:span text:style-name="T23">Do</text:span><text:span text:style-name="T24"><text:tab/><text:tab/></text:span><text:span text:style-name="T23">Do</text:span><text:span text:style-name="T24">7</text:span></text:p>
        <text:p text:style-name="P3"><text:tab/>que <text:span text:style-name="T60">ha </text:span>naci<text:span text:style-name="T60">do</text:span> aquí.<text:bookmark-end text:name="__DdeLink__69_1385492257"/></text:p>
        <text:p text:style-name="P24"><text:span text:style-name="T3"><text:tab/> <text:s/></text:span><text:span text:style-name="T10">Fa</text:span><text:span text:style-name="T3"> <text:s text:c="57"/></text:span><text:span text:style-name="T10">Do</text:span></text:p>
        <text:p text:style-name="P24"><text:span text:style-name="T36">A.</text:span><text:bookmark-start text:name="__DdeLink__69_13854922571"/><text:span text:style-name="T43"><text:tab/></text:span><text:span text:style-name="T50">VIENEN</text:span><text:span text:style-name="T43"> </text:span><text:span text:style-name="T50">A</text:span><text:span text:style-name="T43"> </text:span><text:span text:style-name="T50">ADORAR AL REY</text:span></text:p>
        <text:p text:style-name="P24"><text:span text:style-name="T50"><text:tab/></text:span><text:span text:style-name="T7"> <text:s text:c="47"/></text:span><text:span text:style-name="T10">Sol</text:span><text:span text:style-name="T11">7</text:span></text:p>
        <text:p text:style-name="P24"><text:span text:style-name="T50"><text:tab/>AL REY DE LOS JUDÍOS</text:span></text:p>
        <text:p text:style-name="P24"><text:span text:style-name="T50"><text:tab/></text:span><text:span text:style-name="T7"> <text:s text:c="51"/></text:span><text:span text:style-name="T10">Do</text:span></text:p>
        <text:p text:style-name="P24"><text:span text:style-name="T43"><text:tab/></text:span><text:bookmark-end text:name="__DdeLink__69_13854922571"/><text:span text:style-name="T50">QUE HA NECIDO AQUÍ.</text:span></text:p>
        <text:p text:style-name="P24"><text:span text:style-name="T50"/></text:p>
        <text:p text:style-name="P24"><text:span text:style-name="T50"/></text:p>
        <text:p text:style-name="P24"><text:span text:style-name="T50"/></text:p>
        <text:p text:style-name="P24"><text:span text:style-name="T50"/></text:p>
      </text:section>
      <text:p text:style-name="P2"><text:span text:style-name="T27"/></text:p>
      <text:p text:style-name="P25"><text:soft-page-break/><text:span text:style-name="T3"><text:tab/></text:span><text:span text:style-name="T10">Do <text:s text:c="81"/></text:span><text:span text:style-name="T12">Sol</text:span><text:span text:style-name="T10">7 <text:s text:c="39"/></text:span><text:span text:style-name="T12">Do</text:span></text:p>
      <text:p text:style-name="P25"><text:span text:style-name="T34">A.</text:span><text:bookmark-start text:name="__DdeLink__52_13854922572111"/><text:bookmark-start text:name="__DdeLink__73_13854922571111"/><text:span text:style-name="T43"><text:tab/></text:span><text:bookmark-end text:name="__DdeLink__52_13854922572111"/><text:span text:style-name="T45">L</text:span><text:span text:style-name="T50">OS</text:span><text:span text:style-name="T45"> </text:span><text:span text:style-name="T50">NIÑOS</text:span><text:span text:style-name="T45"> </text:span><text:span text:style-name="T50">DE</text:span><text:span text:style-name="T45"> </text:span><text:span text:style-name="T50">BELÉN </text:span><text:span text:style-name="T51">ESTAN MIRANDO HACIA EL CIELO</text:span><text:span text:style-name="T45">,</text:span></text:p>
      <text:p text:style-name="P25"><text:span text:style-name="T3"><text:tab/> <text:s text:c="71"/></text:span><text:span text:style-name="T12">Sol</text:span><text:span text:style-name="T3">7 <text:s text:c="64"/></text:span><text:span text:style-name="T12">Do</text:span></text:p>
      <text:p text:style-name="P25"><text:span text:style-name="T43"><text:tab/></text:span><text:span text:style-name="T51">PARA VER BRILLAR LA ESTRELLA EN LA CASA DE JESÚS</text:span><text:span text:style-name="T45">.</text:span></text:p>
      <text:p text:style-name="P22"><text:span text:style-name="T13"><text:tab/> </text:span><text:span text:style-name="T18">Mi</text:span><text:span text:style-name="T16">m</text:span><text:span text:style-name="T13"> <text:s text:c="51"/></text:span><text:span text:style-name="T18">La</text:span><text:span text:style-name="T16">m</text:span><text:span text:style-name="T18"> <text:s text:c="34"/>Re7 <text:s text:c="27"/>Sol</text:span></text:p>
      <text:p text:style-name="P25"><text:span text:style-name="T43"><text:tab/></text:span><text:span text:style-name="T51">NOS HIREMOS TODOS JUNTOS CON CABALLOS Y CAMELLOS.</text:span></text:p>
      <text:p text:style-name="P25"><text:span text:style-name="T3"><text:tab/> <text:s text:c="22"/></text:span><text:span text:style-name="T12">Do <text:s text:c="35"/>Sol7 <text:s text:c="76"/>Do</text:span></text:p>
      <text:p text:style-name="P25"><text:span text:style-name="T43"><text:tab/></text:span><text:span text:style-name="T51">VAMOS TODOS, VAMOS TODOS</text:span><text:span text:style-name="T52">.</text:span><text:bookmark-end text:name="__DdeLink__73_13854922571111"/><text:span text:style-name="T52"> </text:span><text:span text:style-name="T30">¡H</text:span><text:span text:style-name="T31">A NACIDO EL SALVADOR</text:span><text:span text:style-name="T30">!</text:span></text:p>
      <text:p text:style-name="P24"><text:span text:style-name="T5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re Franklin Medium" svg:font-family="'Libre Franklin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2-25T22:21:38.519194020</meta:creation-date>
    <dc:date>2020-12-25T23:02:09.779292245</dc:date>
    <meta:editing-duration>PT30M3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86" meta:word-count="332" meta:character-count="3961" meta:non-whitespace-character-count="1299"/>
  </office:meta>
</office:document-meta>
</file>